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8pt" style:font-size-asian="8pt" style:font-size-complex="8pt"/>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text-align="justify" style:justify-single-word="false"/>
      <style:text-properties fo:font-size="8pt" fo:font-style="italic" style:text-underline-style="none" style:font-size-asian="8pt" style:font-style-asian="italic" style:font-size-complex="8pt" style:font-style-complex="italic"/>
    </style:style>
    <style:style style:name="P7" style:family="paragraph" style:parent-style-name="Standard">
      <style:paragraph-properties fo:text-align="justify" style:justify-single-word="false"/>
      <style:text-properties fo:font-size="8pt" fo:font-style="normal" style:text-underline-style="none" style:font-size-asian="8pt" style:font-style-asian="normal" style:font-size-complex="8pt" style:font-style-complex="normal"/>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3e495"/>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officeooo:rsid="00126235"/>
    </style:style>
    <style:style style:name="T4" style:family="text">
      <style:text-properties fo:font-size="12pt" fo:font-style="normal" style:text-underline-style="none"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blog.stylingandroid.com/parcelize/" text:style-name="Internet_20_link" text:visited-style-name="Visited_20_Internet_20_Link">https://blog.stylingandroid.com/parcelize/</text:a></text:p>
      <text:p text:style-name="Standard"/>
      <text:p text:style-name="Standard"><text:a xlink:type="simple" xlink:href="https://github.com/StylingAndroid/Parcelize" text:style-name="Internet_20_link" text:visited-style-name="Visited_20_Internet_20_Link">https://github.com/StylingAndroid/Parcelize</text:a></text:p>
      <text:p text:style-name="Standard"/>
      <text:p text:style-name="Standard"/>
      <text:p text:style-name="P2">Parcelize</text:p>
      <text:p text:style-name="P1"/>
      <text:p text:style-name="P1"/>
      <text:p text:style-name="P11"><text:span text:style-name="T1">Parcel</text:span> - это оптимизированный формат сериализации для Android, который позволяет нам передавать данные между процессами. Это то, что большинство разработчиков Android должны делать время от времени, но не так часто. Создание класса Pareclizable на самом деле требует немного усилий, но есть расширение Kotlin, которое значительно упрощает вещи. В этом посте мы рассмотрим <text:span text:style-name="T1">@Parcelize</text:span> и как это может сделать нашу жизнь проще.</text:p>
      <text:p text:style-name="P11"/>
      <text:p text:style-name="P11">Я уверен, что я не одинок, когда каждый раз, когда мне нужно реализовать Parcelable, я немного отчаиваюсь, потому что я знаю, что мне нужно написать некоторый шаблонный код, и мне нужно будет просмотреть документы, чтобы напомнить мне, как это сделать потому что это то, что я не делаю регулярно. Котлин на помощь!</text:p>
      <text:p text:style-name="P11"/>
      <text:p text:style-name="P11">Как правило, данные, которые нам нужно передавать между процессами, могут быть инкапсулированы в класс данных. Если класс данных реализует Parcelable, нам обычно нужно включить несколько методов:</text:p>
      <text:p text:style-name="P3"/>
      <text:p text:style-name="P4">data class SimpleDataClass(</text:p>
      <text:p text:style-name="P4"><text:s text:c="4"/>val name: String,</text:p>
      <text:p text:style-name="P4"><text:s text:c="4"/>val age: Int</text:p>
      <text:p text:style-name="P4">) : Parcelable {</text:p>
      <text:p text:style-name="P4"><text:s text:c="4"/></text:p>
      <text:p text:style-name="P4"><text:s text:c="4"/>constructor(parcel: Parcel) : this(</text:p>
      <text:p text:style-name="P4"><text:s text:c="8"/>parcel.readString()!!,</text:p>
      <text:p text:style-name="P4"><text:s text:c="8"/>parcel.readInt()</text:p>
      <text:p text:style-name="P4"><text:s text:c="4"/>)</text:p>
      <text:p text:style-name="P4"/>
      <text:p text:style-name="P4"><text:s text:c="4"/>override fun writeToParcel(parcel: Parcel, flags: Int) {</text:p>
      <text:p text:style-name="P4"><text:s text:c="8"/>parcel.writeString(name)</text:p>
      <text:p text:style-name="P4"><text:s text:c="8"/>parcel.writeInt(age)</text:p>
      <text:p text:style-name="P4"><text:s text:c="4"/>}</text:p>
      <text:p text:style-name="P4"/>
      <text:p text:style-name="P4"><text:s text:c="4"/>override fun describeContents(): Int {</text:p>
      <text:p text:style-name="P4"><text:s text:c="8"/>return 0</text:p>
      <text:p text:style-name="P4"><text:s text:c="4"/>}</text:p>
      <text:p text:style-name="P4"/>
      <text:p text:style-name="P4"><text:s text:c="4"/>companion object CREATOR : Parcelable.Creator&lt;SimpleDataClass&gt; {</text:p>
      <text:p text:style-name="P4"><text:s text:c="8"/>override fun createFromParcel(parcel: Parcel): SimpleDataClass {</text:p>
      <text:p text:style-name="P4"><text:s text:c="12"/>return SimpleDataClass(parcel)</text:p>
      <text:p text:style-name="P4"><text:s text:c="8"/>}</text:p>
      <text:p text:style-name="P4"/>
      <text:p text:style-name="P4"><text:s text:c="8"/>override fun newArray(size: Int): Array&lt;SimpleDataClass?&gt; {</text:p>
      <text:p text:style-name="P4"><text:s text:c="12"/>return arrayOfNulls(size)</text:p>
      <text:p text:style-name="P4"><text:s text:c="8"/>}</text:p>
      <text:p text:style-name="P4"><text:s text:c="4"/>}</text:p>
      <text:p text:style-name="P4">}</text:p>
      <text:p text:style-name="P4"/>
      <text:p text:style-name="P8">К счастью, IntelliJ IDEA и Android Studio содержат помощников для автоматической генерации этого кода, но он все еще добавляет к нашему классу данных бесполезность. Аннотация <text:span text:style-name="T1">@Parcelize</text:span> - наш друг! Он все еще находится в экспериментальном состоянии, но существует уже некоторое время, поэтому мы можем надеяться, что он скоро станет стабильным. Огромное спасибо Оливье Женезу за то, что он указал, что @Parcelize сделал его экспериментальным в <text:soft-page-break/>Kotlin 1.3.40 (эта статья была первоначально написана до того, как она была выпущена). <text:span text:style-name="T2">Чтобы использовать @Parcelize в версии Kotlin до 1.3.40, нам нужно включить экспериментальные расширения Android:</text:span></text:p>
      <text:p text:style-name="P5">.</text:p>
      <text:p text:style-name="P6">.</text:p>
      <text:p text:style-name="P6">androidExtensions {</text:p>
      <text:p text:style-name="P6"><text:s text:c="4"/>experimental = true</text:p>
      <text:p text:style-name="P6">}</text:p>
      <text:p text:style-name="P6">.</text:p>
      <text:p text:style-name="P6">.</text:p>
      <text:p text:style-name="P9"/>
      <text:p text:style-name="P9">С @Parcelize теперь можно значительно упростить наш класс данных:</text:p>
      <text:p text:style-name="P9"/>
      <text:p text:style-name="P7">@Parcelize</text:p>
      <text:p text:style-name="P7">data class SimpleDataClass(</text:p>
      <text:p text:style-name="P7"><text:s text:c="4"/>val name: String,</text:p>
      <text:p text:style-name="P7"><text:s text:c="4"/>val age: Int</text:p>
      <text:p text:style-name="P7">) : Parcelable</text:p>
      <text:p text:style-name="P9"/>
      <text:p text:style-name="P9"/>
      <text:p text:style-name="P9">Хотя это может показаться самым коротким постом в истории Styling для Android, это не так просто. Давайте посмотрим на немного более сложный пример:</text:p>
      <text:p text:style-name="P9"/>
      <text:p text:style-name="P7">@Parcelize</text:p>
      <text:p text:style-name="P7">data class CompoundDataClass @JvmOverloads constructor(</text:p>
      <text:p text:style-name="P7"><text:s text:c="4"/>val name: String,</text:p>
      <text:p text:style-name="P7"><text:s text:c="4"/>val <text:span text:style-name="T1">simpleDataClass</text:span>: <text:span text:style-name="T1">SimpleDataClass</text:span>,</text:p>
      <text:p text:style-name="P7"><text:s text:c="4"/>@Transient val transientString: String = ""</text:p>
      <text:p text:style-name="P7">) : Parcelable</text:p>
      <text:p text:style-name="P9"/>
      <text:p text:style-name="P9"/>
      <text:p text:style-name="P9">Если вам нравится головоломка, то, пожалуйста, изучите этот фрагмент и посмотрите, сможете ли вы решить, что не совсем так, как ожидалось.</text:p>
      <text:p text:style-name="P9"/>
      <text:p text:style-name="P9">На первый взгляд можно подумать, что включение поля типа <text:span text:style-name="T1">SimpleDataClass</text:span> может вызвать проблемы, но на самом деле это нормально, потому что это уже Parcelable, и мы можем использовать любой класс Parcelable в качестве поля. Проблема на самом деле с полем transientString, и это не так просто, как кажется. Читая код, можно предположить, что получатель этого кода получит пустую строку в поле transientString, но этого не происходит. Проблема на самом деле двоякая: во-первых, платформа Android сериализует Parcelable только тогда, когда это необходимо; А во-вторых, @Parcelize не уважает аннотацию @Transient.</text:p>
      <text:p text:style-name="P9"/>
      <text:p text:style-name="P9">Чтобы продемонстрировать первый из них, посмотрите на следующий фрагмент:</text:p>
      <text:p text:style-name="P9"/>
      <text:p text:style-name="P7">class MainFragment : Fragment() {</text:p>
      <text:p text:style-name="P7"/>
      <text:p text:style-name="P7"><text:s text:c="4"/>private var simple: SimpleDataClass? = null</text:p>
      <text:p text:style-name="P7"><text:s text:c="4"/>private var compound: CompoundDataClass? = null</text:p>
      <text:p text:style-name="P7"/>
      <text:p text:style-name="P7"><text:s text:c="4"/>override fun onCreate(savedInstanceState: Bundle?) {</text:p>
      <text:p text:style-name="P7"><text:s text:c="8"/>super.onCreate(savedInstanceState)</text:p>
      <text:p text:style-name="P7"><text:s text:c="8"/>arguments?.let {</text:p>
      <text:p text:style-name="P7"><text:s text:c="12"/>simple = it.getParcelable(ARG_SIMPLE)</text:p>
      <text:p text:style-name="P7"><text:s text:c="12"/>compound = it.getParcelable(ARG_COMPOUND)</text:p>
      <text:p text:style-name="P7"><text:s text:c="8"/>}</text:p>
      <text:p text:style-name="P7"><text:s text:c="8"/>Timber.d("Simple: \"%s\"; Compound: \"%s\"", simple, compound)</text:p>
      <text:p text:style-name="P7"><text:s text:c="4"/>}</text:p>
      <text:p text:style-name="P7"/>
      <text:p text:style-name="P7"><text:s text:c="4"/>override fun onCreateView(</text:p>
      <text:p text:style-name="P7"><text:s text:c="8"/>inflater: LayoutInflater,</text:p>
      <text:p text:style-name="P7"><text:soft-page-break/><text:s text:c="8"/>container: ViewGroup?,</text:p>
      <text:p text:style-name="P7"><text:s text:c="8"/>savedInstanceState: Bundle?</text:p>
      <text:p text:style-name="P7"><text:s text:c="4"/>): View? = inflater.inflate(R.layout.fragment_main, container, false)</text:p>
      <text:p text:style-name="P7"/>
      <text:p text:style-name="P7"><text:s text:c="4"/>companion object {</text:p>
      <text:p text:style-name="P7"><text:s text:c="8"/>private const val ARG_SIMPLE = "simple"</text:p>
      <text:p text:style-name="P7"><text:s text:c="8"/>private const val ARG_COMPOUND = "compound"</text:p>
      <text:p text:style-name="P7"/>
      <text:p text:style-name="P7"><text:s text:c="8"/>@JvmStatic</text:p>
      <text:p text:style-name="P7"><text:s text:c="8"/>fun newInstance(simpleDataClass: SimpleDataClass, compound: CompoundDataClass) =</text:p>
      <text:p text:style-name="P7"><text:s text:c="12"/>MainFragment().apply {</text:p>
      <text:p text:style-name="P7"><text:s text:c="16"/>arguments = Bundle().apply {</text:p>
      <text:p text:style-name="P7"><text:s text:c="20"/>putParcelable(ARG_SIMPLE, simpleDataClass)</text:p>
      <text:p text:style-name="P7"><text:s text:c="20"/>putParcelable(ARG_COMPOUND, compound)</text:p>
      <text:p text:style-name="P7"><text:s text:c="16"/>}</text:p>
      <text:p text:style-name="P7"><text:s text:c="12"/>}</text:p>
      <text:p text:style-name="P7"><text:s text:c="4"/>}</text:p>
      <text:p text:style-name="P7">}</text:p>
      <text:p text:style-name="P9"/>
      <text:p text:style-name="P9"/>
      <text:p text:style-name="P9">если мы <text:span text:style-name="T3">вызовем</text:span> это следующим образом, мы можем ожидать другое поведение, чем на самом деле происходит:</text:p>
      <text:p text:style-name="P9"/>
      <text:p text:style-name="P7">class MainActivity : AppCompatActivity() {</text:p>
      <text:p text:style-name="P7"/>
      <text:p text:style-name="P7"><text:s text:c="4"/>private val simple = SimpleDataClass("Simple", 1)</text:p>
      <text:p text:style-name="P7"><text:s text:c="4"/>private val compound = CompoundDataClass("Compound", simple, "Transient")</text:p>
      <text:p text:style-name="P7"/>
      <text:p text:style-name="P7"><text:s text:c="4"/>override fun onCreate(savedInstanceState: Bundle?) {</text:p>
      <text:p text:style-name="P7"><text:s text:c="8"/>super.onCreate(savedInstanceState)</text:p>
      <text:p text:style-name="P7"><text:s text:c="8"/>setContentView(R.layout.activity_main)</text:p>
      <text:p text:style-name="P7"/>
      <text:p text:style-name="P7"><text:s text:c="8"/>supportFragmentManager.beginTransaction().apply {</text:p>
      <text:p text:style-name="P7"><text:s text:c="12"/>replace(R.id.fragment_main, MainFragment.newInstance(simple, compound))</text:p>
      <text:p text:style-name="P7"><text:s text:c="12"/>commit()</text:p>
      <text:p text:style-name="P7"><text:s text:c="8"/>}</text:p>
      <text:p text:style-name="P7"><text:s text:c="4"/>}</text:p>
      <text:p text:style-name="P7">}</text:p>
      <text:p text:style-name="P9"/>
      <text:p text:style-name="P9">Хотя выделенная строка в методе newInstance () объекта MainFragment показывает, что мы добавляем Parcelable в Bundle, он сглаживается только в том случае, если платформе Android необходимо сгладить ее за границей процесса. В этом контексте, когда он передается в пределах одного и того же Activity, нет причин его выравнивать, поэтому тот же экземпляр CompoundDataClass извлекается в выделенной строке в методе onCreate ().</text:p>
      <text:p text:style-name="P9"/>
      <text:p text:style-name="P12"><text:span text:style-name="T4">Мы можем смоделировать выравнивание </text:span><text:span text:style-name="Source_20_Text">Parcel</text:span><text:span text:style-name="T4">, добавив несколько функций расширения, которые имитируют, как платформа Android будет выравнивать и расширять участки:</text:span></text:p>
      <text:p text:style-name="P9"/>
      <text:p text:style-name="P7">inline fun &lt;reified T : Parcelable&gt; T.collapse(): ByteArray {</text:p>
      <text:p text:style-name="P7"><text:s text:c="4"/>val parcel = Parcel.obtain()</text:p>
      <text:p text:style-name="P7"><text:s text:c="4"/>parcel.writeParcelable(this, 0)</text:p>
      <text:p text:style-name="P7"><text:s text:c="4"/>val byteArray = parcel.marshall()</text:p>
      <text:p text:style-name="P7"><text:s text:c="4"/>parcel.recycle()</text:p>
      <text:p text:style-name="P7"><text:s text:c="4"/>return byteArray</text:p>
      <text:p text:style-name="P7">}</text:p>
      <text:p text:style-name="P7"/>
      <text:p text:style-name="P7">inline fun &lt;reified T : Parcelable&gt; Class&lt;T&gt;.expand(byteArray: ByteArray): T {</text:p>
      <text:p text:style-name="P7"><text:s text:c="4"/>val parcel = Parcel.obtain()</text:p>
      <text:p text:style-name="P7"><text:s text:c="4"/>parcel.apply {</text:p>
      <text:p text:style-name="P7"><text:s text:c="8"/>unmarshall(byteArray, 0, byteArray.size)</text:p>
      <text:p text:style-name="P7"><text:s text:c="8"/>setDataPosition(0)</text:p>
      <text:p text:style-name="P7"><text:s text:c="4"/>}</text:p>
      <text:p text:style-name="P7"><text:s text:c="4"/>val parcelable =</text:p>
      <text:p text:style-name="P7"><text:s text:c="8"/>parcel.readParcelable&lt;T&gt;(this@expand.classLoader)</text:p>
      <text:p text:style-name="P7"><text:s text:c="12"/>?: throw InstantiationException("Unable to expand $name")</text:p>
      <text:p text:style-name="P7"><text:s text:c="4"/>parcel.recycle()</text:p>
      <text:p text:style-name="P7"><text:soft-page-break/><text:s text:c="4"/>return parcelable</text:p>
      <text:p text:style-name="P7">}</text:p>
      <text:p text:style-name="P9"/>
      <text:p text:style-name="P9"/>
      <text:p text:style-name="P9">Затем мы можем вызвать их, чтобы принудительно сгладить класс данных и снова его расширить (это действительно не то, что кому-либо нужно делать в реальных сценариях, поэтому, пожалуйста, прислушайтесь к комментариям к коду):</text:p>
      <text:p text:style-name="P9"/>
      <text:p text:style-name="P7">@JvmStatic</text:p>
      <text:p text:style-name="P7">fun newInstance(simpleDataClass: SimpleDataClass, compound: CompoundDataClass) =</text:p>
      <text:p text:style-name="P7"><text:s text:c="4"/>MainFragment().apply {</text:p>
      <text:p text:style-name="P7"><text:s text:c="8"/>arguments = Bundle().apply {</text:p>
      <text:p text:style-name="P7"><text:s text:c="12"/>putParcelable(ARG_SIMPLE, simpleDataClass)</text:p>
      <text:p text:style-name="P7"><text:s text:c="12"/>putParcelable(</text:p>
      <text:p text:style-name="P7"><text:s text:c="16"/>ARG_COMPOUND,</text:p>
      <text:p text:style-name="P7"><text:s text:c="16"/>/*</text:p>
      <text:p text:style-name="P7"><text:s text:c="17"/>* Don't do this.</text:p>
      <text:p text:style-name="P7"><text:s text:c="17"/>*</text:p>
      <text:p text:style-name="P7"><text:s text:c="17"/>* I've done this here in some sample code to demonstrate</text:p>
      <text:p text:style-name="P7"><text:s text:c="17"/>* that things don't always get serialised. There is no</text:p>
      <text:p text:style-name="P7"><text:s text:c="17"/>* reason than you'd actually want to do this in this context.</text:p>
      <text:p text:style-name="P7"><text:s text:c="17"/>*</text:p>
      <text:p text:style-name="P7"><text:s text:c="17"/>* So...really...don't do this.</text:p>
      <text:p text:style-name="P7"><text:s text:c="17"/>*</text:p>
      <text:p text:style-name="P7"><text:s text:c="17"/>* Look, I'm not joking, you really shouldn't do this.</text:p>
      <text:p text:style-name="P7"><text:s text:c="17"/>*</text:p>
      <text:p text:style-name="P7"><text:s text:c="17"/>* Even if you're being attacked by a pack of wild dogs and</text:p>
      <text:p text:style-name="P7"><text:s text:c="17"/>* think that collapsing then immediately re-expanding a</text:p>
      <text:p text:style-name="P7"><text:s text:c="17"/>* Parcelable will save your life, then I'm sorry, but</text:p>
      <text:p text:style-name="P7"><text:s text:c="17"/>* it won't. Rest In Peace.</text:p>
      <text:p text:style-name="P7"><text:s text:c="17"/>*</text:p>
      <text:p text:style-name="P7"><text:s text:c="17"/>* Perhaps I forgot to mention: you really shouldn't do this.</text:p>
      <text:p text:style-name="P7"><text:s text:c="17"/>*/</text:p>
      <text:p text:style-name="P7"><text:s text:c="16"/>CompoundDataClass::class.java.expand(compound.collapse())</text:p>
      <text:p text:style-name="P7"><text:s text:c="12"/>)</text:p>
      <text:p text:style-name="P7"><text:s text:c="8"/>}</text:p>
      <text:p text:style-name="P7"><text:s text:c="4"/>}</text:p>
      <text:p text:style-name="P9"/>
      <text:p text:style-name="P9">Даже если мы это сделаем, мы все равно получим значение «Transient» в значении ARG_COMPOUND, которое мы получаем из аргументов Fragment в методе <text:span text:style-name="T1">onCreate</text:span> () объекта MainFragment. Как я упоминал ранее, это связано с тем, что байт-код, сгенерированный <text:span text:style-name="T1">@Parcelize</text:span>, сохранит все поля, включая поля, помеченные как <text:span text:style-name="T1">@Transient</text:span>. Это немного противоречит тому, как переходные поля обычно обрабатываются во время сохранения, но мы можем доказать это, посмотрев декомпиляцию Kotlin. Байткод:</text:p>
      <text:p text:style-name="P9"/>
      <text:p text:style-name="P7">@Parcelize</text:p>
      <text:p text:style-name="P7">public final class CompoundDataClass implements Parcelable {</text:p>
      <text:p text:style-name="P7"><text:s text:c="3"/>@NotNull</text:p>
      <text:p text:style-name="P7"><text:s text:c="3"/>private final String name;</text:p>
      <text:p text:style-name="P7"><text:s text:c="3"/>@NotNull</text:p>
      <text:p text:style-name="P7"><text:s text:c="3"/>private final SimpleDataClass simpleDataClass;</text:p>
      <text:p text:style-name="P7"><text:s text:c="3"/>@NotNull</text:p>
      <text:p text:style-name="P7"><text:s text:c="3"/>private final transient String transientString;</text:p>
      <text:p text:style-name="P7"><text:s text:c="3"/>public static final android.os.Parcelable.Creator CREATOR = new CompoundDataClass.Creator();</text:p>
      <text:p text:style-name="P7"><text:s text:c="4"/>.</text:p>
      <text:p text:style-name="P7"><text:s text:c="4"/>.</text:p>
      <text:p text:style-name="P7"><text:s text:c="4"/>.</text:p>
      <text:p text:style-name="P7"><text:s text:c="3"/>public void writeToParcel(@NotNull Parcel parcel, int flags) {</text:p>
      <text:p text:style-name="P7"><text:s text:c="6"/>Intrinsics.checkParameterIsNotNull(parcel, "parcel");</text:p>
      <text:p text:style-name="P7"><text:s text:c="6"/>parcel.writeString(this.name);</text:p>
      <text:p text:style-name="P7"><text:s text:c="6"/>this.simpleDataClass.writeToParcel(parcel, 0);</text:p>
      <text:p text:style-name="P7"><text:s text:c="6"/>parcel.writeString(this.transientString);</text:p>
      <text:p text:style-name="P7"><text:s text:c="3"/>}</text:p>
      <text:p text:style-name="P7"/>
      <text:p text:style-name="P7"><text:s text:c="3"/>@Metadata(</text:p>
      <text:p text:style-name="P7"><text:s text:c="6"/>mv = {1, 1, 15},</text:p>
      <text:p text:style-name="P7"><text:soft-page-break/><text:s text:c="6"/>bv = {1, 0, 3},</text:p>
      <text:p text:style-name="P7"><text:s text:c="6"/>k = 3</text:p>
      <text:p text:style-name="P7"><text:s text:c="3"/>)</text:p>
      <text:p text:style-name="P7"><text:s text:c="3"/>public static class Creator implements android.os.Parcelable.Creator {</text:p>
      <text:p text:style-name="P7"><text:s text:c="6"/>@NotNull</text:p>
      <text:p text:style-name="P7"><text:s text:c="6"/>public final Object[] newArray(int size) {</text:p>
      <text:p text:style-name="P7"><text:s text:c="9"/>return new CompoundDataClass[size];</text:p>
      <text:p text:style-name="P7"><text:s text:c="6"/>}</text:p>
      <text:p text:style-name="P7"/>
      <text:p text:style-name="P7"><text:s text:c="6"/>@NotNull</text:p>
      <text:p text:style-name="P7"><text:s text:c="6"/>public final Object createFromParcel(@NotNull Parcel in) {</text:p>
      <text:p text:style-name="P7"><text:s text:c="9"/>Intrinsics.checkParameterIsNotNull(in, "in");</text:p>
      <text:p text:style-name="P7"><text:s text:c="9"/>return new CompoundDataClass(in.readString(), (SimpleDataClass)SimpleDataClass.CREATOR.createFromParcel(in), in.readString());</text:p>
      <text:p text:style-name="P7"><text:s text:c="6"/>}</text:p>
      <text:p text:style-name="P7"><text:s text:c="3"/>}</text:p>
      <text:p text:style-name="P7">}</text:p>
      <text:p text:style-name="P7"/>
      <text:p text:style-name="P9">Поле с именем transientString сериализуется в Parcel и из него, несмотря на то, что оно объявлено с использованием ключевого слова transient Java. Если мы хотим иметь кратковременность для этой области, мы должны делать вещи вручную. На самом деле это стоит того, потому что нам также может потребоваться сделать это, если у нас есть поля, являющиеся сторонними объектами, которые не являются Parcelable, и нам нужно реализовать собственный механизм для хранения достаточного количества данных в Parcel, чтобы позволить нам повторно создавать экземпляры конкретный объект, когда Посылка развернута обратно до экземпляров объекта:</text:p>
      <text:p text:style-name="P9"/>
      <text:p text:style-name="P9"/>
      <text:p text:style-name="P7">@Parcelize</text:p>
      <text:p text:style-name="P7">data class CompoundDataClass @JvmOverloads constructor(</text:p>
      <text:p text:style-name="P7"><text:s text:c="4"/>val name: String,</text:p>
      <text:p text:style-name="P7"><text:s text:c="4"/>val simpleDataClass: SimpleDataClass,</text:p>
      <text:p text:style-name="P7"><text:s text:c="4"/>@Transient val transientString: String = ""</text:p>
      <text:p text:style-name="P7">) : Parcelable {</text:p>
      <text:p text:style-name="P7"/>
      <text:p text:style-name="P7"><text:s text:c="4"/>companion object : Parceler&lt;CompoundDataClass&gt; {</text:p>
      <text:p text:style-name="P7"/>
      <text:p text:style-name="P7"><text:s text:c="8"/>override fun create(parcel: Parcel): CompoundDataClass {</text:p>
      <text:p text:style-name="P7"><text:s text:c="12"/>val name: String = parcel.readString()!!</text:p>
      <text:p text:style-name="P7"><text:s text:c="12"/>val simple: SimpleDataClass =</text:p>
      <text:p text:style-name="P7"><text:s text:c="16"/>parcel.readParcelable(SimpleDataClass::class.java.classLoader)!!</text:p>
      <text:p text:style-name="P7"><text:s text:c="12"/>return CompoundDataClass(name, simple)</text:p>
      <text:p text:style-name="P7"><text:s text:c="8"/>}</text:p>
      <text:p text:style-name="P7"/>
      <text:p text:style-name="P7"><text:s text:c="8"/>override fun CompoundDataClass.write(parcel: Parcel, flags: Int) {</text:p>
      <text:p text:style-name="P7"><text:s text:c="12"/>parcel.writeString(name)</text:p>
      <text:p text:style-name="P7"><text:s text:c="12"/>parcel.writeParcelable(simpleDataClass, flags)</text:p>
      <text:p text:style-name="P7"><text:s text:c="8"/>}</text:p>
      <text:p text:style-name="P7"><text:s text:c="4"/>}</text:p>
      <text:p text:style-name="P7">}</text:p>
      <text:p text:style-name="P10"/>
      <text:p text:style-name="P10">Наличие сопутствующего объекта Parceler, который реализует методы create () и CompoundDataClass.write (), позволяет нам настраивать то, что сохраняется в Parcel, и в этом случае позволяет опустить поле transientString. Хотя аннотация @Transient здесь не имеет прямой цели, я думаю, что было бы хорошо оставить ее здесь, потому что для всех, кто читает код, станет намного понятнее, что поле не будет сохранено. Наш код легче поддерживать и понимать в результате.</text:p>
      <text:p text:style-name="P10"/>
      <text:p text:style-name="P10">Хотя можно утверждать, что необходимость реализации этих методов для выполнения парселизации вернулась туда, где мы были в начале (т. Е. Пришлось делать что-то вручную). Однако, если вы сравните это с самым первым фрагментом кода, все еще большая часть стандартного кода все еще генерируется для нас, и в результате использования Parcelize все еще намного меньше бесполезности.</text:p>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6" meta:paragraph-count="206" meta:word-count="1369" meta:character-count="11816" meta:non-whitespace-character-count="9415"/>
  </office:meta>
</office:document-meta>
</file>